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08d5f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08d5f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08d5f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08d5f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08d5f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8d5f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08d5f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08d5f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08d5f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08d5fa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08d5f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08d5fa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08d5fa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08d5fa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08d5fa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08d5fa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08d5fa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08d5fa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08d5fa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08d5fa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08d5fa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08d5fa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08d5fa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08d5fa"/>
    </style:style>
    <style:style style:name="P28" style:family="paragraph" style:parent-style-name="Standard">
      <style:text-properties style:font-name="Times New Roman" officeooo:paragraph-rsid="0008d5fa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8d5fa" style:font-size-asian="12pt" style:font-weight-asian="normal" style:font-size-complex="12pt" style:font-weight-complex="normal"/>
    </style:style>
    <style:style style:name="T8" style:family="text">
      <style:text-properties officeooo:rsid="0017b1d4"/>
    </style:style>
    <style:style style:name="T9" style:family="text">
      <style:text-properties fo:font-style="italic" officeooo:rsid="0017b1d4" style:font-style-asian="italic" style:font-style-complex="italic"/>
    </style:style>
    <style:style style:name="T10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3" style:family="text">
      <style:text-properties fo:font-style="normal" officeooo:rsid="00072218" style:font-style-asian="normal" style:font-style-complex="normal"/>
    </style:style>
    <style:style style:name="T14" style:family="text">
      <style:text-properties fo:font-style="normal" officeooo:rsid="0017b1d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6" style:family="text">
      <style:text-properties fo:font-weight="normal" officeooo:rsid="00147e77" style:font-weight-asian="normal" style:font-weight-complex="normal"/>
    </style:style>
    <style:style style:name="T17" style:family="text">
      <style:text-properties fo:font-weight="normal" officeooo:rsid="00072218" style:font-weight-asian="normal" style:font-weight-complex="normal"/>
    </style:style>
    <style:style style:name="T18" style:family="text">
      <style:text-properties fo:font-weight="normal" officeooo:rsid="00162300" style:font-weight-asian="normal" style:font-weight-complex="normal"/>
    </style:style>
    <style:style style:name="T19" style:family="text">
      <style:text-properties fo:font-weight="normal" officeooo:rsid="0017b1d4" style:font-weight-asian="normal" style:font-weight-complex="normal"/>
    </style:style>
    <style:style style:name="T20" style:family="text">
      <style:text-properties fo:font-weight="normal" officeooo:rsid="001955bf" style:font-weight-asian="normal" style:font-weight-complex="normal"/>
    </style:style>
    <style:style style:name="T21" style:family="text">
      <style:text-properties fo:font-weight="normal" officeooo:rsid="0008608a" style:font-weight-asian="normal" style:font-weight-complex="normal"/>
    </style:style>
    <style:style style:name="T22" style:family="text">
      <style:text-properties fo:font-weight="normal" officeooo:rsid="001fe433" style:font-weight-asian="normal" style:font-weight-complex="normal"/>
    </style:style>
    <style:style style:name="T23" style:family="text">
      <style:text-properties fo:font-weight="normal" officeooo:rsid="002202a7" style:font-weight-asian="normal" style:font-weight-complex="normal"/>
    </style:style>
    <style:style style:name="T24" style:family="text">
      <style:text-properties fo:font-weight="normal" officeooo:rsid="00089482" style:font-weight-asian="normal" style:font-weight-complex="normal"/>
    </style:style>
    <style:style style:name="T25" style:family="text">
      <style:text-properties fo:font-weight="normal" officeooo:rsid="0008d5fa" style:font-weight-asian="normal" style:font-weight-complex="normal"/>
    </style:style>
    <style:style style:name="T26" style:family="text">
      <style:text-properties officeooo:rsid="0008608a"/>
    </style:style>
    <style:style style:name="T27" style:family="text">
      <style:text-properties officeooo:rsid="0022499a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officeooo:rsid="001fe433"/>
    </style:style>
    <style:style style:name="T30" style:family="text">
      <style:text-properties style:text-underline-style="solid" style:text-underline-width="auto" style:text-underline-color="font-color" officeooo:rsid="0017b1d4"/>
    </style:style>
    <style:style style:name="T31" style:family="text">
      <style:text-properties officeooo:rsid="0008d5f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">Definisci Bozza <text:s/>di Graduatoria 0</text:span><text:span text:style-name="T31">2</text:span></text:p>
      <text:p text:style-name="P22"/>
      <text:list xml:id="list31154741" text:style-name="L1">
        <text:list-item>
          <text:p text:style-name="P23">Nome del Test Case</text:p>
        </text:list-item>
      </text:list>
      <text:list xml:id="list31165096" text:style-name="L3">
        <text:list-header>
          <text:p text:style-name="P27"><text:span text:style-name="T4">Test Case TC_</text:span><text:span text:style-name="T5">DefinisciBozzaDiGraduatoria</text:span><text:span text:style-name="T6">_0</text:span><text:span text:style-name="T7">2</text:span></text:p>
        </text:list-header>
      </text:list>
      <text:p text:style-name="P13"/>
      <text:list xml:id="list31202567" text:continue-list="list31154741" text:style-name="L1">
        <text:list-item>
          <text:p text:style-name="P24">Test Case <text:span text:style-name="T8">Specification Identifier</text:span></text:p>
        </text:list-item>
      </text:list>
      <text:p text:style-name="P17"><text:span text:style-name="T8"><text:tab/></text:span><text:span text:style-name="T9">Caso d'uso da testare</text:span></text:p>
      <text:p text:style-name="P17"><text:span text:style-name="T11"><text:tab/></text:span><text:span text:style-name="T16">UC_</text:span><text:span text:style-name="T17">ACC_3.1</text:span><text:span text:style-name="T16"> –</text:span><text:span text:style-name="T18"> </text:span><text:span text:style-name="T17">Definisci Bozza di Graduatoria</text:span></text:p>
      <text:list xml:id="list31185985" text:continue-numbering="true" text:style-name="L1">
        <text:list-header>
          <text:p text:style-name="P20">Version date</text:p>
          <text:p text:style-name="P4">1<text:span text:style-name="T3">3</text:span>/12/12 </text:p>
          <text:p text:style-name="P20">Version number</text:p>
        </text:list-header>
      </text:list>
      <text:p text:style-name="P28"><text:span text:style-name="T8"><text:tab/></text:span>v. 1.0 </text:p>
      <text:p text:style-name="P21"><text:tab/>Version author</text:p>
      <text:p text:style-name="P5"><text:span text:style-name="T12"><text:tab/></text:span><text:span text:style-name="T13">Ferdinando Di Palma</text:span></text:p>
      <text:list xml:id="list31210396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26">Gestione Graduatorie</text:span>, in particolare la funzionalità di<text:span text:style-name="T27"> </text:span><text:span text:style-name="T26">definizione della bozza di Graduatoria all'interno del sistema</text:span></text:p>
          <text:p text:style-name="P20">Riferimenti</text:p>
        </text:list-item>
      </text:list>
      <text:p text:style-name="P5"><text:tab/><text:span text:style-name="T8">Specifica dei requisiti</text:span></text:p>
      <text:p text:style-name="P5"/>
      <text:list xml:id="list31204645" text:continue-numbering="true" text:style-name="L1">
        <text:list-item>
          <text:p text:style-name="P14"><text:span text:style-name="T28">Input</text:span> </text:p>
          <text:p text:style-name="P15"><text:span text:style-name="T9">Data </text:span><text:span text:style-name="T10">-</text:span></text:p>
          <text:p text:style-name="P15"><text:span text:style-name="T9">Tables</text:span><text:span text:style-name="T8"> </text:span><text:span text:style-name="T29">-</text:span></text:p>
          <text:p text:style-name="P15"><text:span text:style-name="T9">Human</text:span><text:span text:style-name="T8"> </text:span><text:span text:style-name="T9">Action</text:span></text:p>
          <text:p text:style-name="P10"><text:span text:style-name="T19">L'utente visita l</text:span><text:span text:style-name="T20">a pagina</text:span><text:span text:style-name="T19"> di </text:span><text:span text:style-name="T21">Gestione bozza di Graduatoria e seleziona le domande da salvare nella bozza Graduatoria Parziale</text:span></text:p>
          <text:p text:style-name="P15"><text:span text:style-name="T9">Condition</text:span><text:span text:style-name="T8"> </text:span></text:p>
          <text:list>
            <text:list-header>
              <text:p text:style-name="P11">States</text:p>
              <text:list>
                <text:list-header>
                  <text:p text:style-name="P10"><text:span text:style-name="T30">Initial</text:span><text:span text:style-name="T8">: </text:span><text:span text:style-name="T19">Connessione dati attiva</text:span></text:p>
                  <text:p text:style-name="P10"><text:span text:style-name="T30">Intermediate</text:span><text:span text:style-name="T8">: </text:span><text:span text:style-name="T19">Connessione dati attiva</text:span></text:p>
                  <text:p text:style-name="P15"><text:span text:style-name="T15">Final</text:span><text:span text:style-name="T14">: </text:span><text:span text:style-name="T11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0">Database</text:span><text:span text:style-name="T8">: </text:span></text:p>
                  <text:p text:style-name="P10"><text:span text:style-name="T30">Control files</text:span><text:span text:style-name="T8">: </text:span><text:span text:style-name="T19"><text:s/></text:span></text:p>
                  <text:p text:style-name="P10"><text:span text:style-name="T30">Transaction files</text:span><text:span text:style-name="T8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9">Tables</text:span><text:span text:style-name="T8"> -</text:span></text:p>
          <text:p text:style-name="P7">Il sistema visualizza i dati esatti relativi <text:span text:style-name="T27">a</text:span><text:span text:style-name="T26">lle domande di iscrizione effettuate e </text:span><text:span text:style-name="T31">fallisce il salvataggio della</text:span><text:span text:style-name="T26"> bozza di graduatoria contenente le domande selezionate dall'utente</text:span></text:p>
          <text:p text:style-name="P16"><text:span text:style-name="T9">Human</text:span><text:span text:style-name="T8"> </text:span><text:span text:style-name="T9">Action</text:span></text:p>
          <text:p text:style-name="P15"><text:span text:style-name="T9">Condition</text:span><text:span text:style-name="T8"> </text:span></text:p>
          <text:list>
            <text:list-header>
              <text:p text:style-name="P11">States</text:p>
              <text:list>
                <text:list-header>
                  <text:p text:style-name="P10"><text:span text:style-name="T30">Initial</text:span><text:span text:style-name="T8">: </text:span></text:p>
                  <text:p text:style-name="P10"><text:span text:style-name="T30">Intermediate</text:span><text:span text:style-name="T8">: </text:span></text:p>
                  <text:p text:style-name="P15"><text:span text:style-name="T15">Final</text:span><text:span text:style-name="T14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0">Database</text:span><text:span text:style-name="T8">: </text:span></text:p>
                  <text:p text:style-name="P10"><text:span text:style-name="T30">Control files</text:span><text:span text:style-name="T8">: </text:span><text:span text:style-name="T19"><text:s/></text:span></text:p>
                  <text:p text:style-name="P10"><text:soft-page-break/><text:span text:style-name="T30">Transaction files</text:span><text:span text:style-name="T8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28">Test frame</text:span> </text:p>
        </text:list-item>
      </text:list>
      <text:p text:style-name="P19"><text:tab/><text:span text:style-name="T22">Tabella: dati </text:span><text:span text:style-name="T23">esatti</text:span></text:p>
      <text:p text:style-name="P19"><text:span text:style-name="T23"><text:tab/></text:span><text:span text:style-name="T24">Messaggio:bozza </text:span><text:span text:style-name="T25">non salvata correttamente</text:span></text:p>
      <text:p text:style-name="P2"/>
      <text:list xml:id="list31192498" text:continue-numbering="true" text:style-name="L1">
        <text:list-item>
          <text:p text:style-name="P26">Vincoli ambientali</text:p>
          <text:p text:style-name="P3">Connessione <text:span text:style-name="T29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01:10.95</meta:creation-date>
    <dc:date>2012-12-13T11:06:17.67</dc:date>
    <meta:editing-duration>P0D</meta:editing-duration>
    <meta:editing-cycles>1</meta:editing-cycles>
    <meta:document-statistic meta:table-count="0" meta:image-count="0" meta:object-count="0" meta:page-count="2" meta:paragraph-count="58" meta:word-count="206" meta:character-count="1456" meta:non-whitespace-character-count="1291"/>
    <meta:generator>LibreOffice/3.6$Windows_x86 LibreOffice_project/da8c1e6-fd468f4-454e206-f42a4a9-143cfd</meta:generator>
  </office:meta>
</office:document-meta>
</file>